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FreeSans1" svg:font-family="FreeSans" style:font-family-generic="swiss"/>
    <style:font-face style:name="FreeSans" svg:font-family="FreeSans" style:font-pitch="variable"/>
    <style:font-face style:name="Lohit Devanagari2" svg:font-family="'Lohit Devanagari'" style:font-pitch="variable"/>
    <style:font-face style:name="Noto Sans CJK SC" svg:font-family="'Noto Sans CJK SC'" style:font-pitch="variable"/>
    <style:font-face style:name="Noto Sans CJK SC Regular" svg:font-family="'Noto Sans CJK SC Regular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, Arial" style:font-family-generic="swiss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">
      <style:text-properties officeooo:paragraph-rsid="000ac6c5"/>
    </style:style>
    <style:style style:name="P2" style:family="paragraph" style:parent-style-name="Heading_20_2" style:master-page-name="Standard">
      <style:paragraph-properties fo:margin-top="0.353cm" fo:margin-bottom="0.212cm" loext:contextual-spacing="false" style:page-number="auto"/>
    </style:style>
    <style:style style:name="P3" style:family="paragraph" style:parent-style-name="Heading_20_3">
      <style:text-properties officeooo:paragraph-rsid="000ac6c5"/>
    </style:style>
    <style:style style:name="P4" style:family="paragraph" style:parent-style-name="Standard">
      <style:text-properties officeooo:paragraph-rsid="000ac6c5"/>
    </style:style>
    <style:style style:name="T1" style:family="text">
      <style:text-properties style:use-window-font-color="true" fo:font-size="14pt" fo:language="ru" fo:country="RU" fo:font-weight="bold" style:letter-kerning="true" style:font-name-asian="Noto Sans CJK SC Regular" style:font-size-asian="14pt" style:language-asian="zh" style:country-asian="CN" style:font-weight-asian="bold" style:font-name-complex="FreeSans" style:font-size-complex="14pt" style:language-complex="hi" style:country-complex="IN" style:font-weight-complex="bold"/>
    </style:style>
    <style:style style:name="T2" style:family="text">
      <style:text-properties style:use-window-font-color="true" fo:font-size="14pt" fo:language="ru" fo:country="RU" fo:font-weight="bold" officeooo:rsid="000ac6c5" style:letter-kerning="true" style:font-name-asian="Noto Sans CJK SC Regular" style:font-size-asian="14pt" style:language-asian="zh" style:country-asian="CN" style:font-weight-asian="bold" style:font-name-complex="FreeSans" style:font-size-complex="14pt" style:language-complex="hi" style:country-complex="IN" style:font-weight-complex="bold"/>
    </style:style>
    <style:style style:name="T3" style:family="text">
      <style:text-properties style:use-window-font-color="true" style:font-name="Liberation Serif1" fo:font-size="12pt" fo:language="ru" fo:country="RU" style:text-underline-style="none" officeooo:rsid="000ac6c5" style:letter-kerning="true" style:font-name-asian="Noto Sans CJK SC Regular" style:font-size-asian="12pt" style:language-asian="zh" style:country-asian="CN" style:font-name-complex="FreeSans" style:font-size-complex="12pt" style:language-complex="hi" style:country-complex="IN"/>
    </style:style>
    <style:style style:name="T4" style:family="text">
      <style:text-properties style:use-window-font-color="true" style:font-name="Liberation Sans" fo:font-size="14pt" fo:language="ru" fo:country="RU" fo:font-weight="bold" officeooo:rsid="000ac6c5" style:letter-kerning="true" style:font-name-asian="Noto Sans CJK SC Regular" style:font-size-asian="14pt" style:language-asian="zh" style:country-asian="CN" style:font-weight-asian="bold" style:font-name-complex="FreeSans" style:font-size-complex="14pt" style:language-complex="hi" style:country-complex="IN" style:font-weight-complex="bold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text-underline-style="solid" style:text-underline-width="auto" style:text-underline-color="font-color" officeooo:rsid="000ac6c5"/>
    </style:style>
    <style:style style:name="T7" style:family="text">
      <style:text-properties style:text-underline-style="none"/>
    </style:style>
    <style:style style:name="T8" style:family="text">
      <style:text-properties style:text-underline-style="none" officeooo:rsid="000ac6c5"/>
    </style:style>
    <style:style style:name="T9" style:family="text">
      <style:text-properties officeooo:rsid="000ac6c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2">Модуль <text:span text:style-name="T9">SquareEquality</text:span></text:h>
      <text:h text:style-name="Heading_20_3" text:outline-level="3">Метод <text:span text:style-name="T9">w</text:span><text:span text:style-name="T1">hole </text:span><text:span text:style-name="T2">r</text:span><text:span text:style-name="T1">oots</text:span></text:h>
      <text:p text:style-name="Heading">Тест <text:span text:style-name="T9">№</text:span>1</text:p>
      <text:p text:style-name="Standard"><text:span text:style-name="T5">Цель:</text:span><text:span text:style-name="T7"> </text:span><text:span text:style-name="T8">п</text:span><text:span text:style-name="T7">роверить </text:span><text:span text:style-name="T3">работу модуля с целыми корнями</text:span></text:p>
      <text:p text:style-name="Standard"><text:span text:style-name="T5">Тип:</text:span> <text:span text:style-name="T9">позитивный тест</text:span></text:p>
      <text:p text:style-name="Standard"><text:span text:style-name="T5">Входные данные:</text:span> 1, <text:span text:style-name="T9">3</text:span>, <text:s/>-4</text:p>
      <text:p text:style-name="Standard"><text:span text:style-name="T5">Ожидаемый результат:</text:span> x1 = <text:span text:style-name="T9">1,</text:span> x2 = -<text:span text:style-name="T9">4</text:span>, <text:span text:style-name="T9">x3</text:span> = 0</text:p>
      <text:p text:style-name="Standard"><text:span text:style-name="T5">Описание процесса:</text:span> [заполняется при необходимости, указание особенностей запуска и настройки теста]</text:p>
      <text:p text:style-name="Standard"/>
      <text:p text:style-name="Heading">Тест <text:span text:style-name="T9">№</text:span>2</text:p>
      <text:p text:style-name="P4"><text:span text:style-name="T5">Цель:</text:span><text:span text:style-name="T7"> </text:span><text:span text:style-name="T8">п</text:span><text:span text:style-name="T7">роверить </text:span><text:span text:style-name="T3">работу модуля с целыми корнями</text:span></text:p>
      <text:p text:style-name="P4"><text:span text:style-name="T5">Тип:</text:span> <text:span text:style-name="T9">позитивный тест</text:span></text:p>
      <text:p text:style-name="Standard"><text:span text:style-name="T5">Входные данные:</text:span> <text:span text:style-name="T9">1</text:span>, -<text:span text:style-name="T9">1</text:span>, -<text:span text:style-name="T9">2</text:span></text:p>
      <text:p text:style-name="Standard"><text:span text:style-name="T5">Ожидаемый результат:</text:span> x1 = <text:span text:style-name="T9">2</text:span>, x2 = -<text:span text:style-name="T9">1</text:span>, <text:span text:style-name="T9">x3</text:span> = 0</text:p>
      <text:p text:style-name="Standard"><text:span text:style-name="T5">Описание процесса:</text:span> [заполняется при необходимости, указание особенностей запуска и настройки теста]</text:p>
      <text:p text:style-name="Standard"/>
      <text:h text:style-name="P3" text:outline-level="3">Метод <text:span text:style-name="T9">f</text:span><text:span text:style-name="T1">raclional </text:span><text:span text:style-name="T2">r</text:span><text:span text:style-name="T1">oots</text:span></text:h>
      <text:p text:style-name="P1"><text:span text:style-name="T8">Т</text:span><text:span text:style-name="T7">ест </text:span><text:span text:style-name="T8">№</text:span><text:span text:style-name="T7">1</text:span></text:p>
      <text:p text:style-name="P4"><text:span text:style-name="T5">Цель:</text:span><text:span text:style-name="T7"> </text:span><text:span text:style-name="T8">п</text:span><text:span text:style-name="T7">роверить </text:span><text:span text:style-name="T3">работу модуля с дробными корнями</text:span></text:p>
      <text:p text:style-name="P4"><text:span text:style-name="T5">Тип:</text:span> <text:span text:style-name="T9">позитивный тест</text:span></text:p>
      <text:p text:style-name="Standard"><text:span text:style-name="T5">Входные данные:</text:span> 2, -9, <text:s/>7</text:p>
      <text:p text:style-name="Standard"><text:span text:style-name="T5">Ожидаемый результат:</text:span> x1 = 3.5, x2 = 1, <text:span text:style-name="T9">x3</text:span> = 0</text:p>
      <text:p text:style-name="Standard"><text:span text:style-name="T5">Описание процесса:</text:span> [заполняется при необходимости, указание особенностей запуска и настройки теста]</text:p>
      <text:p text:style-name="Standard"/>
      <text:h text:style-name="Heading_20_3" text:outline-level="3">Метод <text:span text:style-name="T9">z</text:span>ero <text:span text:style-name="T9">d</text:span>iscriminant</text:h>
      <text:p text:style-name="Heading">Тест <text:span text:style-name="T9">№</text:span>1</text:p>
      <text:p text:style-name="P4"><text:span text:style-name="T5">Цель:</text:span><text:span text:style-name="T7"> </text:span><text:span text:style-name="T8">п</text:span><text:span text:style-name="T7">роверить </text:span><text:span text:style-name="T3">работу модуля с нулевым дискриминантом</text:span></text:p>
      <text:p text:style-name="P4"><text:span text:style-name="T5">Тип:</text:span> <text:span text:style-name="T9">позитивный тест</text:span></text:p>
      <text:p text:style-name="Standard"><text:span text:style-name="T5">Входные данные:</text:span> 1, <text:span text:style-name="T9">6</text:span>, <text:span text:style-name="T9">9</text:span> </text:p>
      <text:p text:style-name="Standard"><text:span text:style-name="T5">Ожидаемый результат:</text:span> x1 = <text:span text:style-name="T9">0</text:span>, x2 = <text:span text:style-name="T9">0</text:span>, <text:span text:style-name="T9">x3</text:span> = -<text:span text:style-name="T9">3</text:span></text:p>
      <text:p text:style-name="Standard"><text:span text:style-name="T5">Описание процесса:</text:span> [заполняется при необходимости, указание особенностей запуска и настройки теста]</text:p>
      <text:p text:style-name="Standard"/>
      <text:p text:style-name="Heading">Тест <text:span text:style-name="T9">№</text:span>2</text:p>
      <text:p text:style-name="P4"><text:span text:style-name="T5">Цель:</text:span><text:span text:style-name="T7"> </text:span><text:span text:style-name="T8">п</text:span><text:span text:style-name="T7">роверить </text:span><text:span text:style-name="T3">работу модуля с дробными корнями</text:span></text:p>
      <text:p text:style-name="P4"><text:span text:style-name="T5">Тип:</text:span> <text:span text:style-name="T9">позитивный тест</text:span></text:p>
      <text:p text:style-name="Standard"><text:span text:style-name="T5">Входные данные:</text:span> 2, -6, <text:span text:style-name="T9">9</text:span> </text:p>
      <text:p text:style-name="Standard"><text:soft-page-break/><text:span text:style-name="T5">Ожидаемый результат:</text:span> x1 = <text:span text:style-name="T9">0</text:span>, x2 = <text:span text:style-name="T9">0</text:span>, <text:span text:style-name="T9">x3</text:span> = 0</text:p>
      <text:p text:style-name="Standard"><text:span text:style-name="T5">Описание процесса:</text:span> [заполняется при необходимости, указание особенностей запуска и настройки теста]</text:p>
      <text:p text:style-name="Standard"/>
      <text:p text:style-name="Standard"/>
      <text:h text:style-name="Heading_20_3" text:outline-level="3">Метод <text:span text:style-name="T4">negative discriminant</text:span></text:h>
      <text:p text:style-name="Heading">Тест <text:span text:style-name="T9">№</text:span>1</text:p>
      <text:p text:style-name="P4"><text:span text:style-name="T5">Цель:</text:span><text:span text:style-name="T7"> </text:span><text:span text:style-name="T8">п</text:span><text:span text:style-name="T7">роверить </text:span><text:span text:style-name="T3">работу модуля с отрицательным дискриминантом</text:span></text:p>
      <text:p text:style-name="P4"><text:span text:style-name="T5">Тип:</text:span> <text:span text:style-name="T9">позитивный тест</text:span></text:p>
      <text:p text:style-name="Standard"><text:span text:style-name="T5">Входные данные:</text:span> 1, -<text:span text:style-name="T9">2</text:span>, <text:span text:style-name="T9">5</text:span>0 </text:p>
      <text:p text:style-name="Standard"><text:span text:style-name="T5">Ожидаемый результат:</text:span><text:span text:style-name="T7"> </text:span><text:span text:style-name="T8">return функции = 0</text:span></text:p>
      <text:p text:style-name="Standard"><text:span text:style-name="T5">Описание процесса:</text:span> [заполняется при необходимости, указание особенностей запуска и настройки теста]</text:p>
      <text:p text:style-name="Standard"/>
      <text:p text:style-name="Heading">Тест <text:span text:style-name="T9">№</text:span>2</text:p>
      <text:p text:style-name="Standard"><text:span text:style-name="T5">Цель:</text:span><text:span text:style-name="T7"> Проверить ситуциия, где нет корней</text:span></text:p>
      <text:p text:style-name="P4"><text:span text:style-name="T5">Тип:</text:span> <text:span text:style-name="T9">позитивный тест</text:span></text:p>
      <text:p text:style-name="Standard"><text:span text:style-name="T5">Входные данные:</text:span> <text:span text:style-name="T9">1,</text:span> <text:span text:style-name="T9">2</text:span>, <text:span text:style-name="T9">50</text:span> </text:p>
      <text:p text:style-name="P4"><text:span text:style-name="T5">Ожидаемый результат: </text:span><text:span text:style-name="T8">return функции = 0</text:span></text:p>
      <text:p text:style-name="Standard"><text:span text:style-name="T5">Описание процесса:</text:span> [заполняется при необходимости, указание особенностей запуска и настройки теста]</text:p>
      <text:p text:style-name="Standard"/>
      <text:p text:style-name="Standard"/>
      <text:p text:style-name="Standard"/>
      <text:h text:style-name="Heading_20_2" text:outline-level="2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FreeSans1" svg:font-family="FreeSans" style:font-family-generic="swiss"/>
    <style:font-face style:name="FreeSans" svg:font-family="FreeSans" style:font-pitch="variable"/>
    <style:font-face style:name="Lohit Devanagari2" svg:font-family="'Lohit Devanagari'" style:font-pitch="variable"/>
    <style:font-face style:name="Noto Sans CJK SC" svg:font-family="'Noto Sans CJK SC'" style:font-pitch="variable"/>
    <style:font-face style:name="Noto Sans CJK SC Regular" svg:font-family="'Noto Sans CJK SC Regular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, Arial" style:font-family-generic="swiss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ru" fo:country="RU" style:letter-kerning="true" style:font-name-asian="Noto Sans CJK SC Regular" style:font-family-asian="'Noto Sans CJK SC Regular'" style:font-pitch-asian="variable" style:font-size-asian="12pt" style:language-asian="zh" style:country-asian="CN" style:font-name-complex="FreeSans" style:font-family-complex="FreeSans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Noto Sans CJK SC Regular" style:font-family-asian="'Noto Sans CJK SC Regular'" style:font-pitch-asian="variable" style:font-size-asian="14pt" style:font-name-complex="FreeSans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Heading_20__28_user_29_" style:display-name="Heading (user)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Noto Sans CJK SC" style:font-family-asian="'Noto Sans CJK SC'" style:font-pitch-asian="variable" style:font-size-asian="14pt" style:font-name-complex="Lohit Devanagari2" style:font-family-complex="'Lohit Devanagari'" style:font-pitch-complex="variable" style:font-size-complex="14pt"/>
    </style:style>
    <style:style style:name="Caption_20__28_user_29_" style:display-name="Caption (user)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_20__28_user_29_" style:display-name="Index (user)" style:family="paragraph" style:parent-style-name="Standard">
      <style:paragraph-properties text:number-lines="false" text:line-number="0"/>
      <style:text-properties style:font-name-complex="Lohit Devanagari1" style:font-family-complex="'Lohit Devanagari'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8-01-24T09:04:53.511097200</meta:creation-date>
    <dc:date>2022-03-27T16:48:40.620836064</dc:date>
    <meta:editing-cycles>8</meta:editing-cycles>
    <meta:editing-duration>PT56M1S</meta:editing-duration>
    <meta:document-statistic meta:table-count="0" meta:image-count="0" meta:object-count="0" meta:page-count="2" meta:paragraph-count="47" meta:word-count="276" meta:character-count="1807" meta:non-whitespace-character-count="1572"/>
    <meta:generator>LibreOffice/6.4.7.2$Linux_X86_64 LibreOffice_project/40$Build-2</meta:generator>
  </office:meta>
</office:document-meta>
</file>